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27efe" officeooo:paragraph-rsid="00027efe"/>
    </style:style>
    <style:style style:name="P2" style:family="paragraph" style:parent-style-name="Standard">
      <style:text-properties style:font-name="Arial" officeooo:rsid="0003c91f" officeooo:paragraph-rsid="0003c91f"/>
    </style:style>
    <style:style style:name="P3" style:family="paragraph" style:parent-style-name="Standard">
      <style:text-properties style:font-name="Arial" officeooo:rsid="0003c91f" officeooo:paragraph-rsid="000519c8"/>
    </style:style>
    <style:style style:name="P4" style:family="paragraph" style:parent-style-name="Standard">
      <style:text-properties style:font-name="Arial" officeooo:rsid="000519c8" officeooo:paragraph-rsid="000519c8"/>
    </style:style>
    <style:style style:name="P5" style:family="paragraph" style:parent-style-name="Standard">
      <style:text-properties style:font-name="Arial" officeooo:rsid="00060b1a" officeooo:paragraph-rsid="00060b1a"/>
    </style:style>
    <style:style style:name="P6" style:family="paragraph" style:parent-style-name="Standard">
      <style:text-properties style:font-name="Arial" fo:font-weight="bold" officeooo:rsid="0003c91f" officeooo:paragraph-rsid="0003c91f" style:font-weight-asian="bold" style:font-weight-complex="bold"/>
    </style:style>
    <style:style style:name="P7" style:family="paragraph" style:parent-style-name="Standard">
      <style:text-properties style:font-name="Arial" fo:font-weight="bold" officeooo:rsid="00089860" officeooo:paragraph-rsid="00089860" style:font-weight-asian="bold" style:font-weight-complex="bold"/>
    </style:style>
    <style:style style:name="P8"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27efe" officeooo:paragraph-rsid="00027efe" style:font-weight-asian="bold" style:font-weight-complex="bold"/>
    </style:style>
    <style:style style:name="P9" style:family="paragraph" style:parent-style-name="Standard">
      <style:text-properties style:font-name="Arial" officeooo:rsid="00089860" officeooo:paragraph-rsid="00089860"/>
    </style:style>
    <style:style style:name="P10" style:family="paragraph" style:parent-style-name="Standard">
      <style:text-properties style:font-name="Arial" officeooo:rsid="0003c91f" officeooo:paragraph-rsid="0003c91f"/>
    </style:style>
    <style:style style:name="P11" style:family="paragraph" style:parent-style-name="Standard">
      <style:paragraph-properties fo:break-before="page"/>
      <style:text-properties style:font-name="Arial" officeooo:rsid="0003c91f" officeooo:paragraph-rsid="0003c91f"/>
    </style:style>
    <style:style style:name="T1" style:family="text">
      <style:text-properties officeooo:rsid="00089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rvival Brainstorming</text:p>
      <text:p text:style-name="P1"/>
      <text:p text:style-name="P2">- <text:span text:style-name="T1">Games for reference</text:span>:</text:p>
      <text:p text:style-name="P2">The long Dark (<text:span text:style-name="T1">Sleep</text:span>, <text:span text:style-name="T1">Exhaustion</text:span>, <text:span text:style-name="T1">Cold, Hunger..</text:span>)</text:p>
      <text:p text:style-name="P2">NEO Scavenger (<text:span text:style-name="T1">Injuries</text:span>, <text:span text:style-name="T1">Diagram of the body</text:span>, <text:span text:style-name="T1">bandages, inventorysystem..</text:span>)</text:p>
      <text:p text:style-name="P9">Dont starve (day/nightcycle)</text:p>
      <text:p text:style-name="P2"/>
      <text:p text:style-name="P2"/>
      <text:p text:style-name="P2"/>
      <text:p text:style-name="P7">Gamemechanics</text:p>
      <text:p text:style-name="P9"/>
      <text:p text:style-name="P9">- its important that the player is able to see his own body</text:p>
      <text:p text:style-name="P1"/>
      <text:p text:style-name="P2">- <text:span text:style-name="T1">day/night cycle</text:span></text:p>
      <text:p text:style-name="P2"><text:span text:style-name="T1">Since the length of day and night varie accordingly to the seasons, they dont have to be of the same length</text:span>.</text:p>
      <text:p text:style-name="P2"><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2"/>
      <text:p text:style-name="P9">- zones</text:p>
      <text:p text:style-name="P9">The gameworld can be build out of zones. Zones have parameters like coverage from light, from rain, distance for line of sight (los), difficulty of the terrain, stresslevel, chance for injurie, chance to find something etc.</text:p>
      <text:p text:style-name="P9">Example: Deep forest has a high coverage against light and rain, short distance for los, medium difficulty, low chance of injurie, high chance to find leaves and twigs and fruit and medium to high stresslevel</text:p>
      <text:p text:style-name="P9">A clearcutting in the forest has zero coverage against rain and light, long distance for los, high difficulty, high chance of injurie, high chance to find pieces of wood and low stress level</text:p>
      <text:p text:style-name="P9"/>
      <text:p text:style-name="P9">- learning/adaptation</text:p>
      <text:p text:style-name="P9">Humans are excellent at adopting to different situations, given enough time.</text:p>
      <text:p text:style-name="P9">That is something the game should reflect in its mechanics.</text:p>
      <text:p text:style-name="P9">Mechanics that can be influenced by learning/adaptaion are crafting, movement, stressresponse and resistance</text:p>
      <text:p text:style-name="P9">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P9">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P9">But the longer he stays and the more often he takes that route, the more familiar he will become with the terrain, he will know where to place his feet and therebye increase his speed and reduce the chance of injurie</text:p>
      <text:p text:style-name="P2"/>
      <text:p text:style-name="P11"/>
      <text:p text:style-name="P6"><text:span text:style-name="T1">Attributes of the avatar</text:span>:</text:p>
      <text:p text:style-name="P2">Müdigkeit:</text:p>
      <text:p text:style-name="P2">Solange es sich bei den Spielfiguren um normale Menschen handelt müssen sie auch irgendwann schlafen. „The long dark“ zeigt dass auch Müdigkeit und Schlafbedürfnis gut in Spiele integrierbar sind <text:s/>ohne dabei den Spielfluß zu stören</text:p>
      <text:p text:style-name="P2"/>
      <text:p text:style-name="P2">Ausdauer</text:p>
      <text:p text:style-name="P4">Die Ausdauer steht in einem Verhältnis zur Erschöpfung. Sie baut sich schneller ab und auf, wird aber durch steigende Erschöpfung nach und nach limitiert.</text:p>
      <text:p text:style-name="P4">Beispiel:</text:p>
      <text:p text:style-name="P4">Die Spielfigur rennt 100m. Dann ist ihre Ausdauer auf Null, die allgemeine Erschöpfung ist um Faktor X gesunken. Die Figur ruht sich aus, die Ausdauer steigt wieder bis zum durch die Erschöpfung bedingten Limit. Jetzt kann die Figur nur noch 90m am Stück rennen ehe die Ausdauer leer ist.</text:p>
      <text:p text:style-name="P3"/>
      <text:p text:style-name="P2">Erschöpfung</text:p>
      <text:p text:style-name="P4">Erschöpfung ist ein den Spieler härter limitierender Faktor als Ausdauer. Erschöpfung sinkt auch nur durch wirkliche Ruhe, vor allem durch Schlafen</text:p>
      <text:p text:style-name="P4"/>
      <text:p text:style-name="P4">Gemütsverfassung</text:p>
      <text:p text:style-name="P4">Erfolge und andere positive Erlebnisse wirken sich förderlich auf das Gemüt aus, Misserfolge, Verletzungen, Krankheiten usw. wirken sich entsprechend negativ aus.</text:p>
      <text:p text:style-name="P4">Positives Gemüt kann leichte Beschleunigungen bei Aktionen bewirken, höhere Erfolgsschancen, schnellere Heilung usw, während eine gedrückte Gemütsverfassung sich nachteilig bei den genannten Handlungen und Ereignissen auswirkt</text:p>
      <text:p text:style-name="P4"/>
      <text:p text:style-name="P4">- Inventar</text:p>
      <text:p text:style-name="P4">Bei der Gestaltung des Inventarsystem ist bitte darauf zu achten Gegenständen einigermassen realistische Eigenschaften zu geben.</text:p>
      <text:p text:style-name="P4">Ein Päckchen Streichhölzer nimmt eben nicht so viel Platz weg wie ein Sturmgewehr!</text:p>
      <text:p text:style-name="P4"/>
      <text:p text:style-name="P5">- „Erfolgsleiter“</text:p>
      <text:p text:style-name="P5">Das Spiel sollte verschiedene Stufen enthalten die sich der Spieler nach und nach erarbeiten kann. Erfolg/Fortschritt sollte also nicht nur an die Zahl der befreiten Freunde geknüpft sein sondern eben auch an andere Faktoren.</text:p>
      <text:p text:style-name="P5">Beispiel</text:p>
      <text:p text:style-name="P5">Stufe 0</text:p>
      <text:p text:style-name="P5">der Spieler ist frisch geflüchtet und rennt noch, die Verfolger dicht auf den Fersen durch den Dschungel. Hier ist das Ziel die Verfolger abzuschütteln</text:p>
      <text:p text:style-name="P5">Stufe 1</text:p>
      <text:p text:style-name="P5">Die Verfolger haben aufgegeben, nun ist der Spieler allein im Dschungel. Ziel ist jetzt irgendeine Form von Zuflucht zu finden</text:p>
      <text:p text:style-name="P5">Stufe 2</text:p>
      <text:p text:style-name="P5">Der Spieler hat eine Art erstes kleines Basislager wo er zusammenträgt was er in der Umgebung findet. Schnell wird klar, wird er an diesem Ort bleiben wird er entweder gefunden oder die Witterungsbedingungen bringen ihn um</text:p>
      <text:p text:style-name="P5">Stufe 3</text:p>
      <text:p text:style-name="P5">Der Spieler durchsucht die Umgebung und findet mehrere Möglichkeiten für ein bessers Quartier. Beispiel: Höhle im Berg, Baumgruppe für Baumhaus, hohler abgestorbener Baum. Um es jedoch nutzen zu können muss er noch etwas tun, zb. Eine Fackel bauen um die Höhle zu durchsuchen und die Tiere darin zu vertreiben</text:p>
      <text:p text:style-name="P5"><text:soft-page-break/>Hat der Spieler das neue Quartier gesichert stehen im neue Möglichkeiten zur Verfügung, er kann sich besser ausruhen, ist vor dem Wetter besser geschützt und kann größere Installationen vornehmen, zb. Feste Feuerstelle, Eimer zum Regen sammeln usw.</text:p>
      <text:p text:style-name="P5">Stufe 4</text:p>
      <text:p text:style-name="P5">Da der Spieler jetzt eine richtige Basis hat und zumindest die grundlegenden Probleme gelöst sind (Schlafplatz, Wasser, Nahrung) kann er jetzt anfangen die Gegend gründlicher unter die Lupe zu nehmen und sich mal damit zu beschäftigen, wie kann man eigentlich gegen die Söldner vor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18T07:54:29.838000000</dc:date>
    <meta:editing-duration>PT28M23S</meta:editing-duration>
    <meta:editing-cycles>4</meta:editing-cycles>
    <meta:generator>LibreOffice/5.3.7.2$Windows_X86_64 LibreOffice_project/6b8ed514a9f8b44d37a1b96673cbbdd077e24059</meta:generator>
    <meta:document-statistic meta:table-count="0" meta:image-count="0" meta:object-count="0" meta:page-count="3" meta:paragraph-count="50" meta:word-count="830" meta:character-count="5232" meta:non-whitespace-character-count="4451"/>
  </office:meta>
</office:document-meta>
</file>